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parableMatchNode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eparableMatchNode.setParameters( Map parameter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parableMatchNode.PreparableMatchNode( String type , String patter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eparableMatchNode.compose( ComponentManager manag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eparableMatchNode.invoke( Environment env , Invoke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